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892e" officeooo:paragraph-rsid="0007892e"/>
    </style:style>
    <style:style style:name="P2" style:family="paragraph" style:parent-style-name="Standard">
      <style:text-properties officeooo:rsid="0008c831" officeooo:paragraph-rsid="0008c831"/>
    </style:style>
    <style:style style:name="P3" style:family="paragraph" style:parent-style-name="Standard">
      <style:text-properties officeooo:rsid="0008c831" officeooo:paragraph-rsid="000a2f9f"/>
    </style:style>
    <style:style style:name="P4" style:family="paragraph" style:parent-style-name="Standard">
      <style:text-properties officeooo:rsid="000a9edd" officeooo:paragraph-rsid="000a9edd"/>
    </style:style>
    <style:style style:name="T1" style:family="text">
      <style:text-properties officeooo:rsid="000a2f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Hellow, file changedddd</text:p>
      <text:p text:style-name="P1"/>
      <text:p text:style-name="P2">This is itteration2</text:p>
      <text:p text:style-name="P2"/>
      <text:p text:style-name="P2"/>
      <text:p text:style-name="P3">This is itteration<text:span text:style-name="T1">3</text:span></text:p>
      <text:p text:style-name="P3"/>
      <text:p text:style-name="P3"/>
      <text:p text:style-name="P3"/>
      <text:p text:style-name="P4">This is my Final Iteration for this file. Concluding 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9T17:00:47.244000000</dc:date>
    <meta:editing-duration>PT1M3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4" meta:word-count="19" meta:character-count="116" meta:non-whitespace-character-count="101"/>
  </office:meta>
</office:document-meta>
</file>